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1f0e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officeooo:paragraph-rsid="0013e40a" style:font-size-asian="12pt" style:font-size-complex="12pt"/>
    </style:style>
    <style:style style:name="P5" style:family="paragraph" style:parent-style-name="Standard">
      <style:text-properties fo:font-size="12pt" officeooo:rsid="0013e40a" officeooo:paragraph-rsid="0013e40a" style:font-size-asian="12pt" style:font-size-complex="12pt"/>
    </style:style>
    <style:style style:name="P6" style:family="paragraph" style:parent-style-name="Standard">
      <style:text-properties fo:font-size="8pt" style:font-size-asian="8pt" style:font-size-complex="8pt"/>
    </style:style>
    <style:style style:name="T1" style:family="text">
      <style:text-properties fo:color="#000000"/>
    </style:style>
    <style:style style:name="T2" style:family="text">
      <style:text-properties fo:color="#000000" officeooo:rsid="0011f0ee"/>
    </style:style>
    <style:style style:name="T3" style:family="text">
      <style:text-properties fo:color="#000000" style:text-underline-style="none"/>
    </style:style>
    <style:style style:name="T4" style:family="text">
      <style:text-properties fo:color="#000000" style:text-underline-style="none" officeooo:rsid="0011f0ee"/>
    </style:style>
    <style:style style:name="T5" style:family="text">
      <style:text-properties fo:color="#000000" style:text-underline-style="none" officeooo:rsid="0013e40a"/>
    </style:style>
    <style:style style:name="T6" style:family="text">
      <style:text-properties fo:color="#000000" officeooo:rsid="0013e40a"/>
    </style:style>
    <style:style style:name="T7" style:family="text">
      <style:text-properties fo:color="#000000" fo:font-size="12pt" style:font-size-asian="12pt" style:font-size-complex="12pt"/>
    </style:style>
    <style:style style:name="T8" style:family="text">
      <style:text-properties fo:color="#000000" fo:font-size="12pt" officeooo:rsid="0011f0ee" style:font-size-asian="12pt" style:font-size-complex="12pt"/>
    </style:style>
    <style:style style:name="T9" style:family="text">
      <style:text-properties fo:color="#000000" fo:font-size="12pt" officeooo:rsid="0013e40a" style:font-size-asian="12pt" style:font-size-complex="12pt"/>
    </style:style>
    <style:style style:name="T10" style:family="text">
      <style:text-properties fo:color="#000000" officeooo:rsid="0015aec2"/>
    </style:style>
    <style:style style:name="T11" style:family="text">
      <style:text-properties officeooo:rsid="0013e40a"/>
    </style:style>
    <style:style style:name="T12" style:family="text">
      <style:text-properties style:font-name="Liberation Serif1"/>
    </style:style>
    <style:style style:name="T13" style:family="text">
      <style:text-properties officeooo:rsid="001a3d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response of the biological pump and upper ocean circulation towards westerly winds dominates the internal variability in the Southern Ocean carbon sink modeled in the coupled </text:span><text:span text:style-name="T3">MPI-ESM large e</text:span><text:span text:style-name="T1">nsemble simulation.</text:span></text:p>
      <text:p text:style-name="Standard"/>
      <text:p text:style-name="Standard">Aaron Spring, Hongmei Li, Tatiana Ilyina</text:p>
      <text:p text:style-name="P6">Max Planck Institute for Meteorology, Bundesstraße 53, 20146 Hamburg, Germany</text:p>
      <text:p text:style-name="P6"/>
      <text:p text:style-name="Standard"/>
      <text:p text:style-name="Standard"><text:span text:style-name="T1">Observation-based estimates report a large variability in the Southern Ocean carbon sink. The </text:span><text:span text:style-name="T2">decadal</text:span><text:span text:style-name="T1"> carbon trends are explained by increased upwelling due to intensified winds in the 1990s and by different carbon uptake responses to changes in circulation in the 2000s. By analyzing a large ensemble of 100 individually independent simulations </text:span><text:span text:style-name="T2">based on Max Planck Institute-ESM (MPI-ESM) </text:span><text:span text:style-name="T1">with different initial conditions but identical model and </text:span><text:span text:style-name="T2">forcings</text:span><text:span text:style-name="T1">, </text:span><text:span text:style-name="T2">we</text:span><text:span text:style-name="T1"> </text:span><text:span text:style-name="T2">assess</text:span><text:span text:style-name="T1"> modeled </text:span><text:span text:style-name="T7">internal variability </text:span><text:span text:style-name="T8">of the Southern Ocean carbon sink </text:span><text:span text:style-name="T9">based the following three research questions:</text:span></text:p>
      <text:p text:style-name="P4"><text:span text:style-name="T6"/></text:p>
      <text:p text:style-name="P4"><text:span text:style-name="T6">1) How large is the modeled internal variability in the Southern Ocean carbon sink?</text:span></text:p>
      <text:p text:style-name="P4"><text:span text:style-name="T6">2) Can a large ensemble of simulations reproduce similar trends to those observed in the 1990s and 2000s?</text:span></text:p>
      <text:p text:style-name="P4"><text:span text:style-name="T6">3) Which process</text:span><text:span text:style-name="T5">es drive (decadal) internal variability </text:span><text:span text:style-name="T6">in our large ensemble?</text:span></text:p>
      <text:p text:style-name="P3"/>
      <text:p text:style-name="P5">We quantify the internal variability of the Southern Ocean carbon sink south of <text:span text:style-name="T1">35</text:span><text:span text:style-name="T2">°</text:span><text:span text:style-name="T1">S</text:span> to <text:span text:style-name="T12">±</text:span>0.3<text:span text:style-name="T13">6</text:span> Pg (2<text:span text:style-name="T12">σ ensemble standard deviation</text:span>, 95% significance).</text:p>
      <text:p text:style-name="P5"/>
      <text:p text:style-name="P1"><text:span text:style-name="T2">We find that internal variability</text:span><text:span text:style-name="T4"> and decadal trend</text:span><text:span text:style-name="T2">s in the Southern Ocean carbon sink are driven by the strength of the westerly winds. This leads to a two-sided response: to biology and to upper ocean circulation.</text:span></text:p>
      <text:p text:style-name="Standard"/>
      <text:p text:style-name="Standard">Phytoplankton growth is sensitive to changes in circulation. Intensifying winds mix the water column deeper than usual. Sea-surface temperature cooling, probably caused by upwelling cold water, facilitates deeper mixing. Thereby standing stock of phytoplankton is transported deeper into the ocean. Decreasing phytosynthetically active radiation at depth reduces the phytoplankton growth rate, the total primary productivity, and hence the carbon sink. </text:p>
      <text:p text:style-name="Standard"/>
      <text:p text:style-name="P1"><text:span text:style-name="T1">Intensified westerly winds in the Southern Ocean also strengthen the upper ocean circulation in the Southern hemisphere. Upwelling at 90-5</text:span><text:span text:style-name="T2">0°</text:span><text:span text:style-name="T1">S and Antar</text:span><text:span text:style-name="T10">c</text:span><text:span text:style-name="T1">tic Intermediate Water formation by downwelling at 50-3</text:span><text:span text:style-name="T2">0°S</text:span><text:span text:style-name="T1"> increases. Upwelled water masses from the deep ocean are rich in carbon and hence increase surface </text:span><text:span text:style-name="T2">DIC</text:span><text:span text:style-name="T1"> which weakens the</text:span><text:span text:style-name="T10"> </text:span><text:span text:style-name="T1">carbon sink. </text:span></text:p>
      <text:p text:style-name="Standard"/>
      <text:p text:style-name="P1"><text:span text:style-name="T1">Both responses towards intensified winds - biology and circulation - weaken the carbon sink at the latitudes of largest internal variability (50-6</text:span><text:span text:style-name="T2">0°S</text:span><text:span text:style-name="T1">). </text:span>The same mechanisms apply vice versa for decreasing wind strengths leading to positive trends in the carbon sink. </text:p>
      <text:p text:style-name="Standard"/>
      <text:p text:style-name="Standard">We conclude that MPI-ESM large ensemble simulations are able to reproduce decadal variation<text:span text:style-name="T11">s</text:span> <text:span text:style-name="T11">in the Southern Ocean</text:span> carbon s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in" fo:margin-bottom="0.1965in" loext:contextual-spacing="false" fo:line-height="120%"/>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7a864d8825610a8c07cfc3bc01dd4fce6a9447e5</meta:generator>
    <meta:editing-cycles>4</meta:editing-cycles>
    <meta:creation-date>2008-08-22T11:41:04</meta:creation-date>
    <dc:date>2017-02-17T16:36:50.856361311</dc:date>
    <meta:editing-duration>PT57M27S</meta:editing-duration>
    <meta:document-statistic meta:table-count="0" meta:image-count="0" meta:object-count="0" meta:page-count="1" meta:paragraph-count="13" meta:word-count="402" meta:character-count="2726" meta:non-whitespace-character-count="2334"/>
  </office:meta>
</office:document-meta>
</file>